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1693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704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4.9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81d41a" fo:border="0.74pt solid #000000"/>
      <style:text-properties fo:color="#000000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style-name="ce3"/>
          <table:covered-table-cell table:number-columns-repeated="4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3">
          <table:table-cell office:value-type="string" calcext:value-type="string">
            <text:p>BLDC for wheels</text:p>
          </table:table-cell>
          <table:table-cell office:value-type="string" calcext:value-type="string">
            <text:p>BLDC motors for </text:p>
            <text:p>Each wheel</text:p>
            <text:p/>
          </table:table-cell>
          <table:table-cell table:style-name="ce4"/>
          <table:table-cell office:value-type="float" office:value="368" calcext:value-type="float">
            <text:p>368</text:p>
          </table:table-cell>
          <table:table-cell table:formula="of:=3*[.D3]" office:value-type="float" office:value="1104" calcext:value-type="float">
            <text:p>1104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string" calcext:value-type="string">
            <text:p>- Small form factor + low weight 86g</text:p>
            <text:p>- Balanced RPM/V (610kV): Good tradeoff between speed and torque</text:p>
            <text:p> - It provides good torque at low speeds which is needed for fast acceleration</text:p>
            <text:p> - It spins fast to provide quick movements</text:p>
            <text:p>- 16 poles, which gives pretty good control</text:p>
            <text:p>- 12V</text:p>
          </table:table-cell>
        </table:table-row>
        <table:table-row table:style-name="ro4">
          <table:table-cell office:value-type="string" calcext:value-type="string">
            <text:p>Dribbler motor</text:p>
          </table:table-cell>
          <table:table-cell table:style-name="ce3"/>
          <table:table-cell office:value-type="string" calcext:value-type="string">
            <text:p>Look in 326</text:p>
          </table:table-cell>
          <table:table-cell table:number-columns-repeated="3"/>
          <table:table-cell office:value-type="string" calcext:value-type="string">
            <text:p>- High RPM 10 000 - 12 000</text:p>
            <text:p>- Brushed gear motor, drone motor with low Kv, brushed dc motor</text:p>
          </table:table-cell>
        </table:table-row>
        <table:table-row table:style-name="ro3">
          <table:table-cell office:value-type="string" calcext:value-type="string">
            <text:p>Processing unit</text:p>
          </table:table-cell>
          <table:table-cell office:value-type="string" calcext:value-type="string">
            <text:p>ESP32 microcontroller </text:p>
            <text:p>Will be used for </text:p>
            <text:p>Motor control and sensor</text:p>
            <text:p>Acquisition</text:p>
          </table:table-cell>
          <table:table-cell office:value-type="string" calcext:value-type="string">
            <text:p>ESP32-WROVER-IE</text:p>
          </table:table-cell>
          <table:table-cell table:style-name="ce5" table:number-columns-repeated="2"/>
          <table:table-cell/>
          <table:table-cell table:style-name="ce3"/>
        </table:table-row>
        <table:table-row table:style-name="ro5">
          <table:table-cell office:value-type="string" calcext:value-type="string">
            <text:p>BLDC ESC</text:p>
          </table:table-cell>
          <table:table-cell office:value-type="string" calcext:value-type="string">
            <text:p>Controls the speed of </text:p>
            <text:p>Each motor</text:p>
          </table:table-cell>
          <table:table-cell office:value-type="string" calcext:value-type="string">
            <text:p>Aerostar 30A RVS G2 32bit ESC</text:p>
          </table:table-cell>
          <table:table-cell office:value-type="float" office:value="184" calcext:value-type="float">
            <text:p>184</text:p>
          </table:table-cell>
          <table:table-cell table:formula="of:=4*[.D6]" office:value-type="float" office:value="736" calcext:value-type="float">
            <text:p>736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- Reverse control</text:p>
            <text:p>- Smooth and precise</text:p>
            <text:p>- Compact design</text:p>
            <text:p>- Overvoltage protection</text:p>
          </table:table-cell>
        </table:table-row>
        <table:table-row table:style-name="ro6">
          <table:table-cell table:style-name="ce9" office:value-type="string" calcext:value-type="string">
            <text:p>Totalt:</text:p>
          </table:table-cell>
          <table:table-cell table:style-name="ce3"/>
          <table:table-cell/>
          <table:table-cell table:formula="of:=SUM([.D3:.D6])" office:value-type="float" office:value="552" calcext:value-type="float">
            <text:p>552</text:p>
          </table:table-cell>
          <table:table-cell table:formula="of:=SUM([.E3:.E6])" office:value-type="float" office:value="1840" calcext:value-type="float">
            <text:p>1840</text:p>
          </table:table-cell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20:52:59.822800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03:24.497137541</meta:creation-date>
    <dc:date>2024-09-18T11:13:31.056853269</dc:date>
    <meta:editing-duration>P1DT6H4M59S</meta:editing-duration>
    <meta:editing-cycles>16</meta:editing-cycles>
    <meta:generator>LibreOffice/24.8.1.2$Linux_X86_64 LibreOffice_project/480$Build-2</meta:generator>
    <meta:document-statistic meta:table-count="1" meta:cell-count="30" meta:object-count="0"/>
  </office:meta>
</office:document-meta>
</file>